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gif" manifest:full-path="Pictures/phppowerpoint_logo2.gif"/>
  <manifest:file-entry manifest:media-type="image/gif" manifest:full-path="Pictures/phppowerpoint_logo1.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officeooo="http://openoffice.org/2009/office" office:version="1.2">
  <office:automatic-styles>
    <style:style style:family="drawing-page" style:name="stylePage0">
      <style:drawing-page-properties/>
    </style:style>
    <style:style style:name="gr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" style:family="graphic" style:parent-style-name="standard">
      <style:graphic-properties draw:fill="none" draw:fill-color="#FFFFFF" draw:stroke="none" fo:wrap-option="wrap"/>
    </style:style>
    <style:style style:family="drawing-page" style:name="stylePage1">
      <style:drawing-page-properties/>
    </style:style>
    <style:style style:name="gr3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4" style:family="graphic" style:parent-style-name="standard">
      <style:graphic-properties draw:fill="none" draw:fill-color="#FFFFFF" draw:stroke="none" fo:wrap-option="wrap"/>
    </style:style>
    <text:list-style style:name="L_5a5c5a710d464027e1d5587d7ca5bb72">
      <text:list-level-style-bullet text:level="1" text:bullet-char="-">
        <style:list-level-properties text:space-before="0cm" text:min-label-width="0cm"/>
        <style:text-properties fo:font-family="Calibri" style:font-family-generic="swiss" style:use-window-font-color="true" fo:font-size="100"/>
      </text:list-level-style-bullet>
    </text:list-style>
    <style:style style:name="P_88fcd458edb41514fbc49d8114e0f82c" style:family="paragraph">
      <style:paragraph-properties fo:text-align="center"/>
    </style:style>
    <style:style style:name="T_96c4c2c3bc542a07f4dd5e9eda1934aa" style:family="text">
      <style:text-properties fo:color="#E06B20" fo:font-family="Calibri" fo:font-size="60pt" fo:font-weight="bold" fo:language="en-US"/>
    </style:style>
  </office:automatic-styles>
  <office:body>
    <office:presentation>
      <draw:page draw:master-page-name="Standard" draw:style-name="stylePage0">
        <draw:frame draw:name="PHPPresentation logo" svg:width="6.535cm" svg:height="0.953cm" svg:x="0.265cm" svg:y="0.265cm" draw:style-name="gr1">
          <draw:image xlink:href="Pictures/phppowerpoint_logo2.gif" xlink:type="simple" xlink:show="embed" xlink:actuate="onLoad">
            <text:p/>
          </draw:image>
        </draw:frame>
        <draw:frame draw:style-name="gr2" svg:width="15.875cm" svg:height="7.938cm" svg:x="4.498cm" svg:y="4.763cm">
          <draw:text-box>
            <text:p text:style-name="P_88fcd458edb41514fbc49d8114e0f82c">
              <text:span text:style-name="T_96c4c2c3bc542a07f4dd5e9eda1934aa">Thank you for using PHPPresentation!</text:span>
            </text:p>
          </draw:text-box>
        </draw:frame>
      </draw:page>
      <draw:page draw:master-page-name="Standard" draw:style-name="stylePage1">
        <draw:frame draw:name="PHPPresentation logo" svg:width="6.535cm" svg:height="0.953cm" svg:x="0.265cm" svg:y="0.265cm" draw:style-name="gr3">
          <draw:image xlink:href="Pictures/phppowerpoint_logo1.gif" xlink:type="simple" xlink:show="embed" xlink:actuate="onLoad">
            <text:p/>
          </draw:image>
        </draw:frame>
        <draw:frame draw:style-name="gr4" svg:width="15.875cm" svg:height="7.938cm" svg:x="4.498cm" svg:y="4.763cm">
          <draw:text-box>
            <text:p text:style-name="P_88fcd458edb41514fbc49d8114e0f82c">
              <text:span text:style-name="T_96c4c2c3bc542a07f4dd5e9eda1934aa">Thank you for using PHPPresentation!</text:span>
            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style:style style:name="sPres0" style:display-name="sPres0" style:family="presentation">
      <style:graphic-properties draw:fill-color="#ffffff"/>
    </style:style>
  </office:styles>
  <office:automatic-styles>
    <style:page-layout style:name="screen4x3">
      <style:page-layout-properties fo:margin-top="0cm" fo:margin-bottom="0cm" fo:margin-left="0cm" fo:margin-right="0cm" fo:page-width="25.4cm" fo:page-height="19.1cm" style:print-orientation="landscape"/>
    </style:page-layout>
  </office:automatic-styles>
  <office:master-styles>
    <style:master-page style:name="Standard" style:display-name="Standard" style:page-layout-name="screen4x3" draw:style-name="sPres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creator>Unknown Creator</dc:creator>
    <dc:date>2021-08-09T23:15:09.000</dc:date>
    <dc:description/>
    <dc:subject/>
    <dc:title>Untitled Presentation</dc:title>
    <meta:creation-date>2021-08-09T23:15:09.000</meta:creation-date>
    <meta:initial-creator>Unknown Creator</meta:initial-creator>
    <meta:keyword/>
  </office:meta>
</office:document-meta>
</file>